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659548323058905" calcext:value-type="float">
            <text:p>0.0659548323</text:p>
          </table:table-cell>
          <table:table-cell table:formula="of:=[.B13]-[.B2]" office:value-type="float" office:value="-0.0103777958441693" calcext:value-type="float">
            <text:p>-0.0103777958</text:p>
          </table:table-cell>
          <table:table-cell table:style-name="ce1" office:value-type="float" office:value="-0.0111889672641009" calcext:value-type="float">
            <text:p>-0.0111889673</text:p>
          </table:table-cell>
          <table:table-cell table:formula="of:=ABS([.D2]/[.B2])" office:value-type="float" office:value="0.169645905734517" calcext:value-type="float">
            <text:p>0.1696459057</text:p>
          </table:table-cell>
          <table:table-cell table:formula="of:=ABS(([.D2]-[.C2])/[.C2])" office:value-type="float" office:value="0.0781641335127437" calcext:value-type="float">
            <text:p>0.078164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708908888585008" calcext:value-type="float">
            <text:p>0.0708908889</text:p>
          </table:table-cell>
          <table:table-cell table:formula="of:=[.B13]-[.B3]" office:value-type="float" office:value="-0.0153138523967796" calcext:value-type="float">
            <text:p>-0.0153138524</text:p>
          </table:table-cell>
          <table:table-cell table:style-name="ce1" office:value-type="float" office:value="-0.0172653153826168" calcext:value-type="float">
            <text:p>-0.0172653154</text:p>
          </table:table-cell>
          <table:table-cell table:formula="of:=ABS([.D3]/[.B3])" office:value-type="float" office:value="0.243547734562598" calcext:value-type="float">
            <text:p>0.2435477346</text:p>
          </table:table-cell>
          <table:table-cell table:formula="of:=ABS(([.D3]-[.C3])/[.C3])" office:value-type="float" office:value="0.127431226008654" calcext:value-type="float">
            <text:p>0.1274312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718811603197024" calcext:value-type="float">
            <text:p>0.0718811603</text:p>
          </table:table-cell>
          <table:table-cell table:formula="of:=[.B13]-[.B4]" office:value-type="float" office:value="-0.0163041238579812" calcext:value-type="float">
            <text:p>-0.0163041239</text:p>
          </table:table-cell>
          <table:table-cell table:style-name="ce2" office:value-type="float" office:value="-0.0186269472499755" calcext:value-type="float">
            <text:p>-0.0186269472</text:p>
          </table:table-cell>
          <table:table-cell table:formula="of:=ABS([.D4]/[.B4])" office:value-type="float" office:value="0.259135316780216" calcext:value-type="float">
            <text:p>0.2591353168</text:p>
          </table:table-cell>
          <table:table-cell table:formula="of:=ABS(([.D4]-[.C4])/[.C4])" office:value-type="float" office:value="0.142468458423619" calcext:value-type="float">
            <text:p>0.142468458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644973607990883" calcext:value-type="float">
            <text:p>0.0644973608</text:p>
          </table:table-cell>
          <table:table-cell table:formula="of:=[.B13]-[.B5]" office:value-type="float" office:value="-0.00892032433736706" calcext:value-type="float">
            <text:p>-0.0089203243</text:p>
          </table:table-cell>
          <table:table-cell office:value-type="float" office:value="-0.00929130673982488" calcext:value-type="float">
            <text:p>-9.29E-003</text:p>
          </table:table-cell>
          <table:table-cell table:formula="of:=ABS([.D5]/[.B5])" office:value-type="float" office:value="0.144057161792521" calcext:value-type="float">
            <text:p>0.1440571618</text:p>
          </table:table-cell>
          <table:table-cell table:formula="of:=ABS(([.D5]-[.C5])/[.C5])" office:value-type="float" office:value="0.0415884432479415" calcext:value-type="float">
            <text:p>0.041588443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631087061760667" calcext:value-type="float">
            <text:p>0.0631087062</text:p>
          </table:table-cell>
          <table:table-cell table:formula="of:=[.B13]-[.B6]" office:value-type="float" office:value="-0.00753166971434546" calcext:value-type="float">
            <text:p>-0.0075316697</text:p>
          </table:table-cell>
          <table:table-cell office:value-type="float" office:value="-0.00774405753897776" calcext:value-type="float">
            <text:p>-7.74E-003</text:p>
          </table:table-cell>
          <table:table-cell table:formula="of:=ABS([.D6]/[.B6])" office:value-type="float" office:value="0.122709813086211" calcext:value-type="float">
            <text:p>0.1227098131</text:p>
          </table:table-cell>
          <table:table-cell table:formula="of:=ABS(([.D6]-[.C6])/[.C6])" office:value-type="float" office:value="0.0281993014414538" calcext:value-type="float">
            <text:p>0.028199301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608137756946235" calcext:value-type="float">
            <text:p>0.0608137757</text:p>
          </table:table-cell>
          <table:table-cell table:formula="of:=[.B13]-[.B7]" office:value-type="float" office:value="-0.00523673923290226" calcext:value-type="float">
            <text:p>-0.0052367392</text:p>
          </table:table-cell>
          <table:table-cell office:value-type="float" office:value="-0.00530763942128485" calcext:value-type="float">
            <text:p>-5.31E-003</text:p>
          </table:table-cell>
          <table:table-cell table:formula="of:=ABS([.D7]/[.B7])" office:value-type="float" office:value="0.0872769263322372" calcext:value-type="float">
            <text:p>0.0872769263</text:p>
          </table:table-cell>
          <table:table-cell table:formula="of:=ABS(([.D7]-[.C7])/[.C7])" office:value-type="float" office:value="0.0135389953994886" calcext:value-type="float">
            <text:p>0.013538995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584802998289368" calcext:value-type="float">
            <text:p>0.0584802998</text:p>
          </table:table-cell>
          <table:table-cell table:formula="of:=[.B13]-[.B8]" office:value-type="float" office:value="-0.00290326336721557" calcext:value-type="float">
            <text:p>-0.0029032634</text:p>
          </table:table-cell>
          <table:table-cell office:value-type="float" office:value="-0.00291744935028646" calcext:value-type="float">
            <text:p>-2.92E-003</text:p>
          </table:table-cell>
          <table:table-cell table:formula="of:=ABS([.D8]/[.B8])" office:value-type="float" office:value="0.0498877290099473" calcext:value-type="float">
            <text:p>0.049887729</text:p>
          </table:table-cell>
          <table:table-cell table:formula="of:=ABS(([.D8]-[.C8])/[.C8])" office:value-type="float" office:value="0.00488621984180987" calcext:value-type="float">
            <text:p>0.00488621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573636681382896" calcext:value-type="float">
            <text:p>0.0573636681</text:p>
          </table:table-cell>
          <table:table-cell table:formula="of:=[.B13]-[.B9]" office:value-type="float" office:value="-0.00178663167656839" calcext:value-type="float">
            <text:p>-0.0017866317</text:p>
          </table:table-cell>
          <table:table-cell office:value-type="float" office:value="-0.00179313380905496" calcext:value-type="float">
            <text:p>-1.79E-003</text:p>
          </table:table-cell>
          <table:table-cell table:formula="of:=ABS([.D9]/[.B9])" office:value-type="float" office:value="0.0312590506717974" calcext:value-type="float">
            <text:p>0.0312590507</text:p>
          </table:table-cell>
          <table:table-cell table:formula="of:=ABS(([.D9]-[.C9])/[.C9])" office:value-type="float" office:value="0.00363932452998064" calcext:value-type="float">
            <text:p>0.003639324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571525763824348" calcext:value-type="float">
            <text:p>0.0571525764</text:p>
          </table:table-cell>
          <table:table-cell table:formula="of:=[.B13]-[.B10]" office:value-type="float" office:value="-0.00157553992071364" calcext:value-type="float">
            <text:p>-0.0015755399</text:p>
          </table:table-cell>
          <table:table-cell office:value-type="float" office:value="-0.00158100520804549" calcext:value-type="float">
            <text:p>-1.58E-003</text:p>
          </table:table-cell>
          <table:table-cell table:formula="of:=ABS([.D10]/[.B10])" office:value-type="float" office:value="0.0276628860519994" calcext:value-type="float">
            <text:p>0.0276628861</text:p>
          </table:table-cell>
          <table:table-cell table:formula="of:=ABS(([.D10]-[.C10])/[.C10])" office:value-type="float" office:value="0.00346883456267718" calcext:value-type="float">
            <text:p>0.003468834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MF09</text:p>
          </table:table-cell>
          <table:table-cell office:value-type="float" office:value="0.0563966614420076" calcext:value-type="float">
            <text:p>0.0563966614</text:p>
          </table:table-cell>
          <table:table-cell table:formula="of:=[.B13]-[.B11]" office:value-type="float" office:value="-0.000819624980286364" calcext:value-type="float">
            <text:p>-0.000819625</text:p>
          </table:table-cell>
          <table:table-cell office:value-type="float" office:value="-0.000820977142440844" calcext:value-type="float">
            <text:p>-8.21E-004</text:p>
          </table:table-cell>
          <table:table-cell table:formula="of:=ABS([.D11]/[.B11])" office:value-type="float" office:value="0.0145571940155545" calcext:value-type="float">
            <text:p>0.014557194</text:p>
          </table:table-cell>
          <table:table-cell table:formula="of:=ABS(([.D11]-[.C11])/[.C11])" office:value-type="float" office:value="0.00164973272777495" calcext:value-type="float">
            <text:p>0.001649732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MF10</text:p>
          </table:table-cell>
          <table:table-cell office:value-type="float" office:value="0.0563626772901109" calcext:value-type="float">
            <text:p>0.0563626773</text:p>
          </table:table-cell>
          <table:table-cell table:formula="of:=[.B13]-[.B12]" office:value-type="float" office:value="-0.000785640828389701" calcext:value-type="float">
            <text:p>-0.0007856408</text:p>
          </table:table-cell>
          <table:table-cell office:value-type="float" office:value="-0.000786331704572637" calcext:value-type="float">
            <text:p>-7.86E-004</text:p>
          </table:table-cell>
          <table:table-cell table:formula="of:=ABS([.D12]/[.B12])" office:value-type="float" office:value="0.0139512837639919" calcext:value-type="float">
            <text:p>0.0139512838</text:p>
          </table:table-cell>
          <table:table-cell table:formula="of:=ABS(([.D12]-[.C12])/[.C12])" office:value-type="float" office:value="0.000879379174262348" calcext:value-type="float">
            <text:p>0.000879379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555770364617212" calcext:value-type="float">
            <text:p>0.0555770365</text:p>
          </table:table-cell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0:57:06.266977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1:19:23.58283824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85" meta:object-count="0"/>
  </office:meta>
</office:document-meta>
</file>